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16cm"/>
    </style:style>
    <style:style style:name="gr2" style:family="graphic">
      <style:graphic-properties style:protect="size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4" style:family="paragraph">
      <loext:graphic-properties draw:fill-color="#ffffff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80"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T3" style:family="text">
      <style:text-properties fo:color="#000000" style:font-name="Segoe UI Semibold" fo:font-size="32pt" fo:font-style="normal" style:text-underline-style="none" style:font-size-asian="32pt" style:font-style-asian="normal" style:font-size-complex="32pt" style:font-style-complex="normal"/>
    </style:style>
    <style:style style:name="T4" style:family="text">
      <style:text-properties fo:color="#000000" style:font-name="Segoe UI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3" draw:layer="layout" svg:width="24.384cm" svg:height="4.566cm" svg:x="1.778cm" svg:y="1.016cm">
          <draw:text-box>
            <text:p text:style-name="P1"><text:span text:style-name="T1">Benedicamus</text:span></text:p>
            <text:p text:style-name="P2"><text:span text:style-name="T2">P: Let us bless the Lord.</text:span></text:p>
            <text:p text:style-name="P2"><text:span text:style-name="T3">C: </text:span><text:span text:style-name="T4">Thanks be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23:39:49.030000000</meta:creation-date>
    <dc:title>1030 Wt. Intro</dc:title>
    <meta:editing-duration>PT4M8S</meta:editing-duration>
    <meta:editing-cycles>9</meta:editing-cycles>
    <meta:generator>LibreOffice/5.3.7.2$Windows_X86_64 LibreOffice_project/6b8ed514a9f8b44d37a1b96673cbbdd077e24059</meta:generator>
    <dc:date>2018-01-24T13:18:34.664000000</dc:date>
    <meta:document-statistic meta:object-count="35"/>
  </office:meta>
</office:document-meta>
</file>